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1b3a67" officeooo:paragraph-rsid="001b3a67"/>
    </style:style>
    <style:style style:name="P2" style:family="paragraph" style:parent-style-name="Heading_20_1">
      <style:text-properties officeooo:paragraph-rsid="001b3a67"/>
    </style:style>
    <style:style style:name="P3" style:family="paragraph" style:parent-style-name="Heading_20_1">
      <style:text-properties officeooo:paragraph-rsid="001b7ba3"/>
    </style:style>
    <style:style style:name="P4" style:family="paragraph" style:parent-style-name="Heading_20_4">
      <style:paragraph-properties fo:margin-left="0cm" fo:margin-right="0cm" fo:text-indent="0cm" style:auto-text-indent="false" style:writing-mode="lr-tb"/>
      <style:text-properties fo:font-size="13pt" style:font-size-asian="13pt" style:font-size-complex="13pt"/>
    </style:style>
    <style:style style:name="P5" style:family="paragraph" style:parent-style-name="Standard">
      <style:paragraph-properties fo:text-align="start" style:justify-single-word="false"/>
      <style:text-properties officeooo:paragraph-rsid="001b3a67"/>
    </style:style>
    <style:style style:name="P6" style:family="paragraph" style:parent-style-name="Standard">
      <style:text-properties officeooo:paragraph-rsid="001b3a67"/>
    </style:style>
    <style:style style:name="P7" style:family="paragraph" style:parent-style-name="Standard">
      <style:paragraph-properties fo:text-align="center" style:justify-single-word="false"/>
      <style:text-properties officeooo:paragraph-rsid="001b3a67"/>
    </style:style>
    <style:style style:name="P8" style:family="paragraph" style:parent-style-name="Text_20_body">
      <style:paragraph-properties fo:margin-left="0cm" fo:margin-right="0cm" fo:text-indent="0cm" style:auto-text-indent="false" style:writing-mode="lr-tb"/>
      <style:text-properties fo:font-size="13pt" style:font-size-asian="13pt" style:font-size-complex="13pt"/>
    </style:style>
    <style:style style:name="P9" style:family="paragraph" style:parent-style-name="Text_20_body" style:list-style-name="L2">
      <style:paragraph-properties fo:margin-left="0cm" fo:margin-right="0cm" fo:text-indent="0cm" style:auto-text-indent="false" style:writing-mode="lr-tb"/>
      <style:text-properties fo:font-size="13pt" style:font-size-asian="13pt" style:font-size-complex="13pt"/>
    </style:style>
    <style:style style:name="T1" style:family="text">
      <style:text-properties officeooo:rsid="001b3a67"/>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b7ba3" style:font-weight-asian="normal" style:font-weight-complex="normal"/>
    </style:style>
    <style:style style:name="T5" style:family="text">
      <style:text-properties officeooo:rsid="001bdde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 text:name="docs-internal-guid-90d0beeb-7fff-3ca5-ca1b-a71a4c67a868"/>Tarea: Ampliación de amenazas y análisis de ataques al Internet de las Cosas (IoT)</text:h>
      <text:p text:style-name="Text_20_body"/>
      <text:h text:style-name="P4" text:outline-level="4">Investigación de ataques al Internet de las Cosas (IoT)</text:h>
      <text:p text:style-name="P8">Realiza una investigación sobre ataques recientes a dispositivos del Internet de las Cosas (IoT). Encuentra noticias actuales que detallen incidentes de seguridad, brechas de privacidad o vulnerabilidades en dispositivos conectados como cámaras de seguridad, electrodomésticos inteligentes, automóviles conectados, etc.</text:p>
      <text:list text:style-name="L2">
        <text:list-item>
          <text:p text:style-name="P9">Noticias y análisis: Describe los ataques más recientes, explica sus causas y consecuencias, y cómo afectan la seguridad del IoT.</text:p>
        </text:list-item>
      </text:list>
      <text:h text:style-name="Heading_20_1" text:outline-level="1">Un hacker roba en un casino colándose a través de una pecera </text:h>
      <text:p text:style-name="Standard"><text:a xlink:type="simple" xlink:href="https://www.elmundo.es/tecnologia/2018/04/17/5ad4a14c46163f1f658b4630.html" text:style-name="Internet_20_link" text:visited-style-name="Visited_20_Internet_20_Link">https://www.elmundo.es/tecnologia/2018/04/17/5ad4a14c46163f1f658b4630.html</text:a></text:p>
      <text:p text:style-name="Standard"/>
      <text:p text:style-name="P6"><text:span text:style-name="T1">Un hacker es capaz de acceder a la información de los clientes de un casino mediante el termostato de una pecera. </text:span>Aprovecharon el sistema automatizado de regulación de temperatura de la pecera para acceder a una base de datos sensible, que luego extrajeron y subieron a la nube. </text:p>
      <text:p text:style-name="P6"><text:s text:c="9"/></text:p>
      <text:h text:style-name="P2" text:outline-level="1"><text:span text:style-name="T1">Cepillos de dientes zombies </text:span></text:h>
      <text:p text:style-name="P6"><text:a xlink:type="simple" xlink:href="https://www.20minutos.es/tecnologia/actualidad/que-son-cepillos-dientes-zombis-ciberataque-masivo-5217095/" text:style-name="Internet_20_link" text:visited-style-name="Visited_20_Internet_20_Link">https://www.20minutos.es/tecnologia/actualidad/que-son-cepillos-dientes-zombis-ciberataque-masivo-5217095/</text:a></text:p>
      <text:p text:style-name="P6"/>
      <text:p text:style-name="P6">Cerca de tres millones de cepillos de dientes eléctricos fueron infectados por malware y convertidos en una red de dispositivos zombi para lanzar un ataque DDoS contra una compañía suiza. La infección permitió que estos dispositivos, diseñados para rastrear hábitos de higiene oral, se unieran a una botnet controlada por ciberdelincuentes.</text:p>
      <text:p text:style-name="P6"/>
      <text:p text:style-name="P7"/>
      <text:h text:style-name="P2" text:outline-level="1">Una cafetera que escupe agua hirviendo hasta que no pagues un rescate </text:h>
      <text:p text:style-name="P5"><text:a xlink:type="simple" xlink:href="https://www.businessinsider.es/cafetera-hackeada-peligro-ti-internet-726497" text:style-name="Internet_20_link" text:visited-style-name="Visited_20_Internet_20_Link">https://www.businessinsider.es/cafetera-hackeada-peligro-ti-internet-726497</text:a></text:p>
      <text:p text:style-name="P5"/>
      <text:p text:style-name="P5"/>
      <text:p text:style-name="P5"><text:span text:style-name="T1">Los criminales reclaman el pago de un rescate para entregar una contraseña con la que la víctimas podrán desencriptar los archivos. Los delincuentes se hacen con material e información sensible con la que extorsionan a sus víctimas. </text:span></text:p>
      <text:p text:style-name="P5"><text:soft-page-break/></text:p>
      <text:h text:style-name="P3" text:outline-level="1">Juguetes espías que pusieron en riesgo la privacidad de los niños <text:s text:c="57"/></text:h>
      <text:p text:style-name="P5"><text:a xlink:type="simple" xlink:href="https://computerhoy.com/ciberseguridad/juguetes-espias-peligrosos-1338012" text:style-name="Internet_20_link" text:visited-style-name="Visited_20_Internet_20_Link">https://computerhoy.com/ciberseguridad/juguetes-espias-peligrosos-1338012</text:a></text:p>
      <text:p text:style-name="P5"/>
      <text:p text:style-name="P5"><text:span text:style-name="Strong_20_Emphasis"><text:span text:style-name="T4">Una muñeca fue </text:span></text:span><text:span text:style-name="Strong_20_Emphasis"><text:span text:style-name="T3">prohibida en Alemania por la posibilidad de que pudiera registrar y transferir conversaciones entre el niño y otras personas sin el conocimiento de los padres</text:span></text:span><text:span text:style-name="T3">.</text:span></text:p>
      <text:p text:style-name="P5"/>
      <text:p text:style-name="P5"><text:s text:c="4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b3a67" officeooo:paragraph-rsid="001b3a67"/>
    </style:style>
    <style:style style:name="MT1" style:family="text">
      <style:text-properties officeooo:rsid="001bdde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Mireya Fuentes Pérez <text:s text:c="111"/><text:span text:style-name="MT1">2º ASIR</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9T19:50:55.474000000</meta:creation-date>
    <dc:date>2024-09-19T20:41:42.940000000</dc:date>
    <meta:editing-duration>PT50M46S</meta:editing-duration>
    <meta:editing-cycles>3</meta:editing-cycles>
    <meta:generator>LibreOffice/7.6.3.2$Windows_X86_64 LibreOffice_project/29d686fea9f6705b262d369fede658f824154cc0</meta:generator>
    <meta:print-date>2024-09-19T20:40:55.510000000</meta:print-date>
    <meta:printed-by>Archivos PDF</meta:printed-by>
    <meta:document-statistic meta:table-count="0" meta:image-count="0" meta:object-count="0" meta:page-count="2" meta:paragraph-count="19" meta:word-count="295" meta:character-count="2415" meta:non-whitespace-character-count="1910"/>
  </office:meta>
</office:document-meta>
</file>